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if_correct</text:p>
          </table:table-cell>
          <table:table-cell office:value-type="string" calcext:value-type="string">
            <text:p>if_wrong</text:p>
          </table:table-cell>
        </table:table-row>
        <table:table-row table:style-name="ro1">
          <table:table-cell office:value-type="string" calcext:value-type="string">
            <text:p>La mia amica Anna <text:s/>___ simpatica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/>
          <table:table-cell office:value-type="string" calcext:value-type="string">
            <text:p>in questo caso la ‘è’ si usa per spiegare</text:p>
          </table:table-cell>
        </table:table-row>
        <table:table-row table:style-name="ro1">
          <table:table-cell office:value-type="string" calcext:value-type="string">
            <text:p>La mamma ___ il papà ridono felici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/>
          <table:table-cell office:value-type="string" calcext:value-type="string">
            <text:p>in questo caso la ‘e’ unisce</text:p>
          </table:table-cell>
        </table:table-row>
        <table:table-row table:style-name="ro1">
          <table:table-cell office:value-type="string" calcext:value-type="string">
            <text:p>Io mangio la pesca <text:s/>___ il dolce.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/>
          <table:table-cell office:value-type="string" calcext:value-type="string">
            <text:p>in questo caso la ‘e’ unisce</text:p>
          </table:table-cell>
        </table:table-row>
        <table:table-row table:style-name="ro1">
          <table:table-cell office:value-type="string" calcext:value-type="string">
            <text:p>Marco <text:s/>___ Carlo stanno giocand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/>
          <table:table-cell office:value-type="string" calcext:value-type="string">
            <text:p>in questo caso la ‘e’ unisce</text:p>
          </table:table-cell>
        </table:table-row>
        <table:table-row table:style-name="ro1">
          <table:table-cell office:value-type="string" calcext:value-type="string">
            <text:p>La luna ___ di colore bianco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/>
          <table:table-cell office:value-type="string" calcext:value-type="string">
            <text:p>in questo caso la ‘è’ si usa per spiegare</text:p>
          </table:table-cell>
        </table:table-row>
        <table:table-row table:style-name="ro1">
          <table:table-cell office:value-type="string" calcext:value-type="string">
            <text:p>La pera ___ <text:s/>succosa e dolce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/>
          <table:table-cell office:value-type="string" calcext:value-type="string">
            <text:p>in questo caso la ‘è’ si usa per spiegare</text:p>
          </table:table-cell>
        </table:table-row>
        <table:table-row table:style-name="ro1">
          <table:table-cell office:value-type="string" calcext:value-type="string">
            <text:p>Paolo <text:s/>___ Giacomo giocano in giardi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/>
          <table:table-cell office:value-type="string" calcext:value-type="string">
            <text:p>in questo caso la ‘e’ unisce</text:p>
          </table:table-cell>
        </table:table-row>
        <table:table-row table:style-name="ro1">
          <table:table-cell office:value-type="string" calcext:value-type="string">
            <text:p>La pesca <text:s/>__ dolce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/>
          <table:table-cell office:value-type="string" calcext:value-type="string">
            <text:p>in questo caso la ‘è’ si usa per spiegare</text:p>
          </table:table-cell>
        </table:table-row>
        <table:table-row table:style-name="ro1">
          <table:table-cell office:value-type="string" calcext:value-type="string">
            <text:p>___ mezzanotte finisce la fes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musica non piace ___ tutt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gi porto ___ Margherita i suoi gioc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do ___ casa dopo la scuol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i persona ____ le amicizie che si merit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como ____ detto che non gli piace il gelato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ulia ____ sette anni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maestra ____ letto un bel racconto in classe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italiano</text:p>
          </table:table-cell>
          <table:table-cell table:number-columns-repeated="2"/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 style:data-style-name="N2" text:time-value="10:34:42.18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30T11:57:32.648000000</dc:date>
    <meta:generator>LibreOffice/4.2.1.1$Windows_x86 LibreOffice_project/d7dbbd7842e6a58b0f521599204e827654e1fb8b</meta:generator>
    <meta:editing-duration>PT2H31M31S</meta:editing-duration>
    <meta:editing-cycles>63</meta:editing-cycles>
    <meta:document-statistic meta:table-count="1" meta:cell-count="112" meta:object-count="0"/>
  </office:meta>
</office:document-meta>
</file>